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TableColumn9" style:family="table-column">
      <style:table-column-properties style:column-width="2.175in"/>
    </style:style>
    <style:style style:name="TableColumn10" style:family="table-column">
      <style:table-column-properties style:column-width="2.175in"/>
    </style:style>
    <style:style style:name="TableColumn11" style:family="table-column">
      <style:table-column-properties style:column-width="2.175in"/>
    </style:style>
    <style:style style:name="Table8" style:family="table">
      <style:table-properties style:width="6.525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Document d’exploitation<text:s/></text:p>
      <text:p text:style-name="Normal"/>
      <text:h text:style-name="Heading1" text:outline-level="1">Introduction</text:h>
      <text:p text:style-name="Normal">EuroBet est une application web permettant à un utilisateur identifié de parier sur les résultats des matchs de l’Euro 2016.<text:s/></text:p>
      <text:p text:style-name="Normal">Les paris ne sont pas basés sur de l’argent réel ou virtuel, mais uniquement sur des points que l’utilisateur gagne pour chaque pari gagnant.</text:p>
      <text:p text:style-name="Normal">Le site est accessible à partir de n’importe quel navigateur (Chrome, Firefox, Edge, Internet Explorer 9).</text:p>
      <text:p text:style-name="Normal"/>
      <text:h text:style-name="Heading1" text:outline-level="1">Prérequis machine</text:h>
      <text:p text:style-name="Normal">Cette application s’étend sur trois serveurs :<text:s/></text:p>
      <text:list text:style-name="LFO1" text:continue-numbering="true">
        <text:list-item>
          <text:p text:style-name="P2">Le premier dédié à la base de données, de type MySQL. Un serveur Linux équipé d’Apache est donc nécessaire.</text:p>
        </text:list-item>
        <text:list-item>
          <text:p text:style-name="P3">Le second hébergeant le web service de l’application.</text:p>
        </text:list-item>
        <text:list-item>
          <text:p text:style-name="P4">Le dernier stockant<text:s/>les vues de l’application, sur lequel les utilisateurs se connecteront.<text:s/>Doit supporter la charge</text:p>
        </text:list-item>
      </text:list>
      <text:p text:style-name="Normal"/>
      <text:h text:style-name="Heading1" text:outline-level="1">Mise en production</text:h>
      <text:list text:style-name="LFO3" text:continue-numbering="true">
        <text:list-item>
          <text:p text:style-name="P5">Serveur<text:s/>« BDD » : intégrer le script SQL</text:p>
        </text:list-item>
        <text:list-item>
          <text:p text:style-name="P6">Serveur<text:s/>« Webservices » :<text:s/></text:p>
        </text:list-item>
        <text:list-item>
          <text:p text:style-name="P7">Serveur « Application Web » :<text:s/></text:p>
        </text:list-item>
      </text:list>
      <text:p text:style-name="Normal"/>
      <text:h text:style-name="Heading1" text:outline-level="1">Risques de crash<text:s/>et résolutions</text:h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Risques</text:p>
          </table:table-cell>
          <table:table-cell table:style-name="TableCell15">
            <text:p text:style-name="P16">Origine</text:p>
          </table:table-cell>
          <table:table-cell table:style-name="TableCell17">
            <text:p text:style-name="P18">Résolutions</text:p>
          </table:table-cell>
        </table:table-row>
        <table:table-row table:style-name="TableRow19">
          <table:table-cell table:style-name="TableCell20">
            <text:p text:style-name="P21">Site inaccessible</text:p>
          </table:table-cell>
          <table:table-cell table:style-name="TableCell22">
            <text:p text:style-name="P23">Un des serveurs a crashé</text:p>
          </table:table-cell>
          <table:table-cell table:style-name="TableCell24">
            <text:p text:style-name="P25">Se tourner vers l’hébergeur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language="fr" fo:country="F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 fo:language="fr" fo:country="FR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fr" fo:country="F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en mondiere</meta:initial-creator>
    <dc:creator>adrien mondiere</dc:creator>
    <meta:creation-date>2016-04-14T12:05:00Z</meta:creation-date>
    <dc:date>2016-04-14T12:52:00Z</dc:date>
    <meta:template xlink:href="Normal.dotm" xlink:type="simple"/>
    <meta:editing-cycles>7</meta:editing-cycles>
    <meta:editing-duration>PT2580S</meta:editing-duration>
    <meta:document-statistic meta:page-count="1" meta:paragraph-count="2" meta:word-count="156" meta:character-count="1016" meta:row-count="7" meta:non-whitespace-character-count="862"/>
  </office:meta>
</office:document-meta>
</file>